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400000016E32B2E61F4BD960B.png" manifest:media-type="image/png"/>
  <manifest:file-entry manifest:full-path="Pictures/1000020100000274000000C502B3CB930FF92DD9.png" manifest:media-type="image/png"/>
  <manifest:file-entry manifest:full-path="Pictures/1000020100000205000001A7F3772561B8639E03.png" manifest:media-type="image/png"/>
  <manifest:file-entry manifest:full-path="Pictures/1000020100000224000000B573F10B23594DF43D.png" manifest:media-type="image/png"/>
  <manifest:file-entry manifest:full-path="Pictures/1000020100000275000001437F53E6DDE26F1044.png" manifest:media-type="image/png"/>
  <manifest:file-entry manifest:full-path="Pictures/100002010000027700000098F829CD86DC54ADB8.png" manifest:media-type="image/png"/>
  <manifest:file-entry manifest:full-path="Pictures/100002010000014F000000EC0B4CE63EC0CC2309.png" manifest:media-type="image/png"/>
  <manifest:file-entry manifest:full-path="Pictures/1000020100000277000000E1B0A29DCF8945B167.png" manifest:media-type="image/png"/>
  <manifest:file-entry manifest:full-path="Pictures/1000020100000280000000F99B97140CE9D723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2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1.949cm" svg:y="-1.972cm" svg:width="12.472cm" svg:height="3.912cm" draw:z-index="0"><draw:image xlink:href="Pictures/1000020100000274000000C502B3CB930FF92DD9.png" xlink:type="simple" xlink:show="embed" xlink:actuate="onLoad" loext:mime-type="image/png"/></draw:frame><draw:frame draw:style-name="fr1" draw:name="Image2" text:anchor-type="paragraph" svg:x="10.564cm" svg:y="-2cm" svg:width="8.184cm" svg:height="4.724cm" draw:z-index="1"><draw:image xlink:href="Pictures/100002010000014F000000EC0B4CE63EC0CC2309.png" xlink:type="simple" xlink:show="embed" xlink:actuate="onLoad" loext:mime-type="image/png"/></draw:frame><draw:frame draw:style-name="fr1" draw:name="Image3" text:anchor-type="paragraph" svg:x="-1.949cm" svg:y="2.083cm" svg:width="12.351cm" svg:height="4.078cm" draw:z-index="2"><draw:image xlink:href="Pictures/1000020100000224000000B573F10B23594DF43D.png" xlink:type="simple" xlink:show="embed" xlink:actuate="onLoad" loext:mime-type="image/png"/></draw:frame><draw:frame draw:style-name="fr1" draw:name="Image4" text:anchor-type="paragraph" svg:x="-1.963cm" svg:y="6.16cm" svg:width="12.437cm" svg:height="4.657cm" draw:z-index="4"><draw:image xlink:href="Pictures/1000020100000277000000E1B0A29DCF8945B167.png" xlink:type="simple" xlink:show="embed" xlink:actuate="onLoad" loext:mime-type="image/png"/></draw:frame><draw:frame draw:style-name="fr1" draw:name="Image5" text:anchor-type="paragraph" svg:x="-1.963cm" svg:y="10.968cm" svg:width="12.097cm" svg:height="4.706cm" draw:z-index="6"><draw:image xlink:href="Pictures/1000020100000280000000F99B97140CE9D7231A.png" xlink:type="simple" xlink:show="embed" xlink:actuate="onLoad" loext:mime-type="image/png"/></draw:frame><draw:frame draw:style-name="fr1" draw:name="Image6" text:anchor-type="paragraph" svg:x="-2cm" svg:y="15.85cm" svg:width="12.222cm" svg:height="6.092cm" draw:z-index="8"><draw:image xlink:href="Pictures/1000020100000275000001437F53E6DDE26F1044.png" xlink:type="simple" xlink:show="embed" xlink:actuate="onLoad" loext:mime-type="image/png"/></draw:frame><draw:frame draw:style-name="fr1" draw:name="Image7" text:anchor-type="paragraph" svg:x="10.486cm" svg:y="2.986cm" svg:width="8.513cm" svg:height="8.16cm" draw:z-index="10"><draw:image xlink:href="Pictures/1000020100000205000001A7F3772561B8639E03.png" xlink:type="simple" xlink:show="embed" xlink:actuate="onLoad" loext:mime-type="image/png"/></draw:frame><draw:frame draw:style-name="fr1" draw:name="Image8" text:anchor-type="paragraph" svg:x="-2cm" svg:y="22.606cm" svg:width="12.023cm" svg:height="2.896cm" draw:z-index="13"><draw:image xlink:href="Pictures/100002010000027700000098F829CD86DC54ADB8.png" xlink:type="simple" xlink:show="embed" xlink:actuate="onLoad" loext:mime-type="image/png"/></draw:frame><draw:frame draw:style-name="fr1" draw:name="Image9" text:anchor-type="paragraph" svg:x="-1.963cm" svg:y="22.1cm" svg:width="2.681cm" svg:height="0.508cm" draw:z-index="14"><draw:image xlink:href="Pictures/100002010000007400000016E32B2E61F4BD960B.png" xlink:type="simple" xlink:show="embed" xlink:actuate="onLoad" loext:mime-type="image/png"/></draw:frame><draw:line text:anchor-type="paragraph" draw:z-index="3" draw:name="Forme1" draw:style-name="gr1" draw:text-style-name="P1" svg:x1="-1.949cm" svg:y1="2.083cm" svg:x2="10.472cm" svg:y2="2.083cm"><text:p/></draw:line><draw:line text:anchor-type="paragraph" draw:z-index="5" draw:name="Forme2" draw:style-name="gr1" draw:text-style-name="P1" svg:x1="-1.963cm" svg:y1="6.16cm" svg:x2="10.4cm" svg:y2="6.16cm"><text:p/></draw:line><draw:line text:anchor-type="paragraph" draw:z-index="7" draw:name="Forme3" draw:style-name="gr1" draw:text-style-name="P1" svg:x1="-1.963cm" svg:y1="10.814cm" svg:x2="10.472cm" svg:y2="10.814cm"><text:p/></draw:line><draw:line text:anchor-type="paragraph" draw:z-index="9" draw:name="Forme4" draw:style-name="gr1" draw:text-style-name="P1" svg:x1="-1.963cm" svg:y1="15.672cm" svg:x2="10.33cm" svg:y2="15.728cm"><text:p/></draw:line><draw:line text:anchor-type="paragraph" draw:z-index="11" draw:name="Forme5" draw:style-name="gr1" draw:text-style-name="P1" svg:x1="10.486cm" svg:y1="2.986cm" svg:x2="18.997cm" svg:y2="2.986cm"><text:p/></draw:line><draw:line text:anchor-type="paragraph" draw:z-index="12" draw:name="Forme6" draw:style-name="gr1" draw:text-style-name="P1" svg:x1="10.472cm" svg:y1="-1.972cm" svg:x2="10.472cm" svg:y2="10.814cm"><text:p/></draw:line><draw:line text:anchor-type="paragraph" draw:z-index="15" draw:name="Forme7" draw:style-name="gr1" draw:text-style-name="P1" svg:x1="10.218cm" svg:y1="22.102cm" svg:x2="-1.963cm" svg:y2="22.1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5T01:26:53.530000000</meta:creation-date>
    <dc:date>2020-12-15T01:38:23.516000000</dc:date>
    <meta:editing-duration>PT11M27S</meta:editing-duration>
    <meta:editing-cycles>7</meta:editing-cycles>
    <meta:generator>LibreOffice/6.3.2.2$Windows_X86_64 LibreOffice_project/98b30e735bda24bc04ab42594c85f7fd8be07b9c</meta:generator>
    <meta:document-statistic meta:table-count="0" meta:image-count="9" meta:object-count="0" meta:page-count="1" meta:paragraph-count="0" meta:word-count="0" meta:character-count="0" meta:non-whitespace-character-count="0"/>
  </office:meta>
</office:document-meta>
</file>